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3.7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6cm" svg:height="0.8cm" svg:x="10.4cm" svg:y="1.2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8cm" svg:x="10.2cm" svg:y="2.8cm">
          <text:p text:style-name="P1"><text:span text:style-name="T1">Index.ph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3.6cm" svg:x2="12cm" svg:y2="4.8cm">
          <text:p/>
        </draw:line>
        <draw:custom-shape draw:style-name="gr1" draw:text-style-name="P2" draw:layer="layout" svg:width="3.6cm" svg:height="0.8cm" svg:x="10.2cm" svg:y="4.9cm">
          <text:p text:style-name="P1"><text:span text:style-name="T1">login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5.7cm" svg:x2="12cm" svg:y2="6.9cm">
          <text:p/>
        </draw:line>
        <draw:custom-shape draw:style-name="gr3" draw:text-style-name="P2" draw:layer="layout" svg:width="4.2cm" svg:height="0.8cm" svg:x="9.9cm" svg:y="6.9cm">
          <text:p text:style-name="P1"><text:span text:style-name="T1">userValidate.ph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7.7cm" svg:x2="12cm" svg:y2="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24T21:11:20.448668028</meta:creation-date>
    <dc:date>2021-03-24T23:01:13.724878220</dc:date>
    <meta:editing-duration>PT1H9M33S</meta:editing-duration>
    <meta:editing-cycles>1</meta:editing-cycles>
    <meta:document-statistic meta:object-count="7"/>
    <meta:generator>LibreOffice/6.3.5.2$Linux_X86_64 LibreOffice_project/30$Build-2</meta:generator>
  </office:meta>
</office:document-meta>
</file>